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 officeooo:rsid="00072230" officeooo:paragraph-rsid="00072230"/>
    </style:style>
    <style:style style:name="P2" style:family="paragraph" style:parent-style-name="Standard">
      <style:paragraph-properties fo:text-align="justify" style:justify-single-word="false"/>
      <style:text-properties style:font-name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weight="bold" officeooo:rsid="00072230" officeooo:paragraph-rsid="00072230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Courier New" officeooo:rsid="001341b2" officeooo:paragraph-rsid="001341b2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Courier New" officeooo:rsid="001428ba" officeooo:paragraph-rsid="001428ba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Courier New" officeooo:rsid="0014d7b3" officeooo:paragraph-rsid="0014d7b3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Courier New" officeooo:rsid="0015de19" officeooo:paragraph-rsid="0015de19"/>
    </style:style>
    <style:style style:name="T1" style:family="text">
      <style:text-properties officeooo:rsid="001341b2"/>
    </style:style>
    <style:style style:name="T2" style:family="text">
      <style:text-properties officeooo:rsid="001428ba"/>
    </style:style>
    <style:style style:name="T3" style:family="text">
      <style:text-properties officeooo:rsid="0015de19"/>
    </style:style>
    <style:style style:name="T4" style:family="text">
      <style:text-properties style:text-position="sub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EJERCICIOS BÁSICOS <text:span text:style-name="T1">II</text:span></text:p>
      <text:p text:style-name="P1"/>
      <text:list xml:id="list3230121868" text:style-name="L1">
        <text:list-item>
          <text:p text:style-name="P4">Programa que calcule el cambio a devolver sobre un precio dado y una cantidad pagada.</text:p>
          <text:p text:style-name="P4"/>
        </text:list-item>
        <text:list-item>
          <text:p text:style-name="P4">Programa que <text:span text:style-name="T2">muestre</text:span> el número más alto y más bajo de <text:span text:style-name="T2">un conjunto de números dados.</text:span></text:p>
          <text:p text:style-name="P4"/>
        </text:list-item>
        <text:list-item>
          <text:p text:style-name="P5">Programa que muestre una lista de números de forma invertida a como se introdujeron.</text:p>
          <text:p text:style-name="P5"/>
        </text:list-item>
        <text:list-item>
          <text:p text:style-name="P5">Si no has utilizado funciones, a partir de aquí deberás emplearlas para solucionar los siguientes ejercicios. El primero consiste en hacer una función suma.</text:p>
          <text:p text:style-name="P5"/>
        </text:list-item>
        <text:list-item>
          <text:p text:style-name="P5">Programa que diga si un año es bisiesto <text:span text:style-name="T3">en base a si es múltiplo de 4 y no lo es de 100 o es múltiplo de 400.</text:span></text:p>
          <text:p text:style-name="P5"/>
        </text:list-item>
        <text:list-item>
          <text:p text:style-name="P6">Programa que calcule el perímetro de un rectángulo.</text:p>
          <text:p text:style-name="P6"/>
        </text:list-item>
        <text:list-item>
          <text:p text:style-name="P6">Programa que diga si un número es primo.</text:p>
          <text:p text:style-name="P6"/>
        </text:list-item>
        <text:list-item>
          <text:p text:style-name="P6">Implementa un código que calcule un factorial.</text:p>
          <text:p text:style-name="P6"/>
        </text:list-item>
        <text:list-item>
          <text:p text:style-name="P6">Implementa la función Fibonacci:</text:p>
          <text:p text:style-name="P7">f<text:span text:style-name="T4">0</text:span>=0</text:p>
          <text:p text:style-name="P7">f<text:span text:style-name="T4">1</text:span>=1</text:p>
          <text:p text:style-name="P7">f<text:span text:style-name="T4">n</text:span>=f<text:span text:style-name="T4">n-1</text:span> + f<text:span text:style-name="T4">n-2</text:span></text:p>
          <text:p text:style-name="P6"/>
        </text:list-item>
        <text:list-item>
          <text:p text:style-name="P6">Implementa un programa que diga si una palabra es palíndrom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2:21:45.893000000</meta:creation-date>
    <dc:date>2019-09-26T17:02:08.407000000</dc:date>
    <meta:editing-duration>PT1H23M41S</meta:editing-duration>
    <meta:editing-cycles>13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14" meta:word-count="151" meta:character-count="811" meta:non-whitespace-character-count="684"/>
  </office:meta>
</office:document-meta>
</file>